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pitch="variable"/>
    <style:font-face style:name="Linux Biolinum O1" svg:font-family="'Linux Biolinum O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Linux Biolinum O" officeooo:rsid="0010d054" officeooo:paragraph-rsid="0010d054"/>
    </style:style>
    <style:style style:name="P2" style:family="paragraph" style:parent-style-name="Text_20_body" style:list-style-name="L1">
      <style:text-properties style:font-name="Linux Biolinum O" officeooo:paragraph-rsid="0010d054"/>
    </style:style>
    <style:style style:name="P3" style:family="paragraph" style:parent-style-name="Text_20_body" style:list-style-name="L2">
      <style:text-properties style:font-name="Linux Biolinum O" officeooo:paragraph-rsid="001389d5"/>
    </style:style>
    <style:style style:name="P4" style:family="paragraph" style:parent-style-name="Text_20_body" style:list-style-name="L3">
      <style:text-properties style:font-name="Linux Biolinum O" officeooo:rsid="0013941b" officeooo:paragraph-rsid="0013941b"/>
    </style:style>
    <style:style style:name="P5" style:family="paragraph" style:parent-style-name="Text_20_body" style:list-style-name="L3">
      <style:text-properties style:font-name="Linux Biolinum O" officeooo:paragraph-rsid="0015d84c"/>
    </style:style>
    <style:style style:name="P6" style:family="paragraph" style:parent-style-name="Text_20_body" style:list-style-name="L4">
      <style:text-properties style:font-name="Linux Biolinum O" officeooo:paragraph-rsid="0014a3cf"/>
    </style:style>
    <style:style style:name="P7" style:family="paragraph" style:parent-style-name="Text_20_body" style:list-style-name="L4">
      <style:text-properties style:font-name="Linux Biolinum O" officeooo:rsid="0014a3cf" officeooo:paragraph-rsid="0014a3cf"/>
    </style:style>
    <style:style style:name="P8" style:family="paragraph" style:parent-style-name="Text_20_body" style:list-style-name="L5">
      <style:paragraph-properties fo:text-align="start" style:justify-single-word="false"/>
      <style:text-properties style:font-name="Linux Biolinum O" officeooo:paragraph-rsid="0014e50a"/>
    </style:style>
    <style:style style:name="P9" style:family="paragraph" style:parent-style-name="Text_20_body" style:list-style-name="L5">
      <style:paragraph-properties fo:text-align="start" style:justify-single-word="false"/>
      <style:text-properties style:font-name="Linux Biolinum O" officeooo:paragraph-rsid="0017170a"/>
    </style:style>
    <style:style style:name="P10" style:family="paragraph" style:parent-style-name="Text_20_body" style:list-style-name="L5">
      <style:paragraph-properties fo:text-align="start" style:justify-single-word="false"/>
      <style:text-properties style:font-name="Linux Biolinum O" officeooo:paragraph-rsid="00184b06"/>
    </style:style>
    <style:style style:name="P11" style:family="paragraph" style:parent-style-name="Text_20_body" style:list-style-name="L5">
      <style:paragraph-properties fo:text-align="start" style:justify-single-word="false"/>
      <style:text-properties style:font-name="Linux Biolinum O" officeooo:paragraph-rsid="001b972b"/>
    </style:style>
    <style:style style:name="P12" style:family="paragraph" style:parent-style-name="Text_20_body" style:list-style-name="L7">
      <style:paragraph-properties fo:text-align="start" style:justify-single-word="false"/>
      <style:text-properties style:font-name="Linux Biolinum O" officeooo:paragraph-rsid="0022c3a7"/>
    </style:style>
    <style:style style:name="P13" style:family="paragraph" style:parent-style-name="Text_20_body">
      <style:paragraph-properties fo:text-align="start" style:justify-single-word="false"/>
      <style:text-properties style:font-name="Linux Biolinum O" officeooo:paragraph-rsid="00245336"/>
    </style:style>
    <style:style style:name="P14" style:family="paragraph" style:parent-style-name="Text_20_body" style:list-style-name="L6">
      <style:paragraph-properties fo:text-align="start" style:justify-single-word="false"/>
      <style:text-properties style:font-name="Linux Biolinum O" officeooo:rsid="001c6bbf" officeooo:paragraph-rsid="001c6bbf"/>
    </style:style>
    <style:style style:name="P15" style:family="paragraph" style:parent-style-name="Text_20_body" style:list-style-name="L6">
      <style:paragraph-properties fo:text-align="start" style:justify-single-word="false"/>
      <style:text-properties style:font-name="Linux Biolinum O" fo:font-weight="bold" officeooo:rsid="001c6bbf" officeooo:paragraph-rsid="001c6bbf" style:font-weight-asian="bold" style:font-weight-complex="bold"/>
    </style:style>
    <style:style style:name="P16" style:family="paragraph" style:parent-style-name="Text_20_body" style:list-style-name="L8">
      <style:text-properties style:font-name="Linux Biolinum O" officeooo:rsid="0022c3a7" officeooo:paragraph-rsid="0022c3a7"/>
    </style:style>
    <style:style style:name="P17" style:family="paragraph" style:parent-style-name="Text_20_body" style:list-style-name="L8">
      <style:text-properties style:font-name="Linux Biolinum O" officeooo:paragraph-rsid="0022c3a7"/>
    </style:style>
    <style:style style:name="P18" style:family="paragraph" style:parent-style-name="Text_20_body">
      <style:text-properties style:font-name="Linux Biolinum O" officeooo:rsid="00245336" officeooo:paragraph-rsid="00245336"/>
    </style:style>
    <style:style style:name="P19" style:family="paragraph" style:parent-style-name="Text_20_body" style:list-style-name="L9">
      <style:text-properties style:font-name="Linux Biolinum O" officeooo:paragraph-rsid="00245336"/>
    </style:style>
    <style:style style:name="P20" style:family="paragraph" style:parent-style-name="Text_20_body" style:list-style-name="L9">
      <style:text-properties style:font-name="Linux Biolinum O" officeooo:paragraph-rsid="0025a06d"/>
    </style:style>
    <style:style style:name="P21" style:family="paragraph" style:parent-style-name="Text_20_body" style:list-style-name="L9">
      <style:text-properties officeooo:paragraph-rsid="00245336"/>
    </style:style>
    <style:style style:name="P22" style:family="paragraph" style:parent-style-name="Heading_20_3">
      <style:text-properties style:font-name="Linux Biolinum O"/>
    </style:style>
    <style:style style:name="P23" style:family="paragraph" style:parent-style-name="Heading_20_3">
      <style:text-properties style:font-name="Linux Biolinum O" officeooo:rsid="0010d054" officeooo:paragraph-rsid="0010d054"/>
    </style:style>
    <style:style style:name="P24" style:family="paragraph" style:parent-style-name="Heading_20_3">
      <style:text-properties style:font-name="Linux Biolinum O" officeooo:rsid="0013941b" officeooo:paragraph-rsid="0013941b"/>
    </style:style>
    <style:style style:name="P25" style:family="paragraph" style:parent-style-name="Heading_20_3">
      <style:paragraph-properties fo:text-align="center" style:justify-single-word="false"/>
      <style:text-properties style:font-name="Linux Biolinum O"/>
    </style:style>
    <style:style style:name="P26" style:family="paragraph" style:parent-style-name="Heading_20_3">
      <style:text-properties style:font-name="Linux Biolinum O" officeooo:rsid="0022c3a7" officeooo:paragraph-rsid="0022c3a7"/>
    </style:style>
    <style:style style:name="P27" style:family="paragraph" style:parent-style-name="Heading_20_2" style:list-style-name="">
      <style:paragraph-properties fo:text-align="center" style:justify-single-word="false"/>
      <style:text-properties style:font-name="Linux Biolinum O" officeooo:paragraph-rsid="0014e50a"/>
    </style:style>
    <style:style style:name="P28" style:family="paragraph" style:parent-style-name="Heading_20_2">
      <style:paragraph-properties fo:text-align="center" style:justify-single-word="false" fo:break-before="page"/>
      <style:text-properties style:font-name="Linux Biolinum O" officeooo:paragraph-rsid="0014e50a"/>
    </style:style>
    <style:style style:name="P29" style:family="paragraph" style:parent-style-name="Heading_20_1">
      <style:text-properties style:font-name="Linux Biolinum O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941b" style:font-weight-asian="bold" style:font-weight-complex="bold"/>
    </style:style>
    <style:style style:name="T5" style:family="text">
      <style:text-properties fo:font-weight="normal" fo:background-color="#fff200" loext:char-shading-value="0" style:font-weight-asian="normal" style:font-weight-complex="normal"/>
    </style:style>
    <style:style style:name="T6" style:family="text">
      <style:text-properties officeooo:rsid="00113923"/>
    </style:style>
    <style:style style:name="T7" style:family="text">
      <style:text-properties officeooo:rsid="001389d5"/>
    </style:style>
    <style:style style:name="T8" style:family="text">
      <style:text-properties officeooo:rsid="0014ab02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e3f4e"/>
    </style:style>
    <style:style style:name="T11" style:family="text">
      <style:text-properties officeooo:rsid="0022c3a7"/>
    </style:style>
    <style:style style:name="T12" style:family="text">
      <style:text-properties officeooo:rsid="00237b89"/>
    </style:style>
    <style:style style:name="T13" style:family="text">
      <style:text-properties officeooo:rsid="00242990"/>
    </style:style>
    <style:style style:name="T14" style:family="text">
      <style:text-properties officeooo:rsid="002453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Requirements</text:h>
      <text:h text:style-name="P23" text:outline-level="3">Requirements engineering</text:h>
      <text:list xml:id="list3288740196" text:style-name="L1">
        <text:list-item>
          <text:p text:style-name="P1">The process of establishing the services that a customer requires from a system and the constraints under which it operates and is developed.</text:p>
        </text:list-item>
        <text:list-item>
          <text:p text:style-name="P1">The system requirements are the descriptions of the system services and constraints that are generated during the requirements engineering process.</text:p>
        </text:list-item>
        <text:list-item>
          <text:p text:style-name="P2">It may range from a high - level abstract statement of a service or of a system constraint to a detailed mathematical functional specification, <text:span text:style-name="T6">t</text:span>his is inevitable as requirements may serve a dual function:</text:p>
          <text:list>
            <text:list-item>
              <text:p text:style-name="P2">May be the basis for a <text:span text:style-name="T1">bid for a contract</text:span> - therefore must be open to interpretation </text:p>
            </text:list-item>
            <text:list-item>
              <text:p text:style-name="P2">May be the basis for the <text:span text:style-name="T1">contract itself </text:span>- therefore must be defined in detail</text:p>
            </text:list-item>
            <text:list-item>
              <text:p text:style-name="P2">Both these statements may be called <text:span text:style-name="T3">requirements</text:span>.</text:p>
            </text:list-item>
          </text:list>
        </text:list-item>
      </text:list>
      <text:h text:style-name="P22" text:outline-level="3">Requirements abstraction</text:h>
      <text:list xml:id="list1598611960" text:style-name="L2">
        <text:list-item>
          <text:p text:style-name="P3"><text:span text:style-name="T7">I</text:span>f a company wishes to let a contract for a large software development project, it must define its needs in a sufficiently abstract way that a solution is <text:span text:style-name="T1">not pre-defined.</text:span></text:p>
        </text:list-item>
        <text:list-item>
          <text:p text:style-name="P3">The requirements must be written so that several contractors can bid for the contract, offering, perhaps, different ways of meeting the client organisation’s needs. Once a contract has been awarded, the contractor must write a system definition for the client in more detail so that the client understands and can validate what the software will do.</text:p>
        </text:list-item>
        <text:list-item>
          <text:p text:style-name="P3">Both of these documents may be called the requirements document for the system</text:p>
        </text:list-item>
      </text:list>
      <text:h text:style-name="P24" text:outline-level="3">Types of requirements</text:h>
      <text:list xml:id="list3541684363" text:style-name="L3">
        <text:list-item>
          <text:p text:style-name="P4"><text:span text:style-name="T3">User: </text:span>Statements in natural language plus diagrams of the services the system provides and its operational constraints. <text:span text:style-name="T5">Written for customers</text:span>.</text:p>
          <text:list>
            <text:list-item>
              <text:p text:style-name="P4">“There should be a secure method for the user to download their own photos”</text:p>
            </text:list-item>
          </text:list>
        </text:list-item>
        <text:list-item>
          <text:p text:style-name="P5"><text:span text:style-name="T4">System: </text:span>Statements in natural language plus diagrams of the services the system provides and its operational constraints. <text:span text:style-name="T1">Written for customers</text:span>.</text:p>
        </text:list-item>
      </text:list>
      <text:h text:style-name="P22" text:outline-level="3">Requirement readers</text:h>
      <text:list xml:id="list1596199840" text:style-name="L4">
        <text:list-item>
          <text:p text:style-name="P6">User requirements</text:p>
          <text:list>
            <text:list-item>
              <text:p text:style-name="P6">Client managers, System end-users, Client engineers, Contractor managers, System architects</text:p>
            </text:list-item>
          </text:list>
        </text:list-item>
        <text:list-item>
          <text:p text:style-name="P7">System requirements</text:p>
          <text:list>
            <text:list-item>
              <text:p text:style-name="P7">System end users, Client engineers, System architects, Software developers</text:p>
            </text:list-item>
          </text:list>
        </text:list-item>
      </text:list>
      <text:h text:style-name="P27" text:outline-level="2"/>
      <text:h text:style-name="P28" text:outline-level="2">Functional and non-functional requirements</text:h>
      <text:list xml:id="list1369378949" text:style-name="L5">
        <text:list-item>
          <text:p text:style-name="P8">Functional requirements:</text:p>
          <text:list>
            <text:list-item>
              <text:p text:style-name="P8">Statements of <text:span text:style-name="T2">services the system should provide</text:span>, how the system should <text:span text:style-name="T2">react to particular inputs</text:span> and how the system should <text:span text:style-name="T2">behave</text:span><text:span text:style-name="T9"> </text:span>in particular situations,<text:span text:style-name="T8"> m</text:span>ay state what the system should not do.</text:p>
            </text:list-item>
            <text:list-item>
              <text:p text:style-name="P9">Describe functionality or system services.</text:p>
            </text:list-item>
            <text:list-item>
              <text:p text:style-name="P9">Depend on the type of software, expected users and the type of system where the software is used.</text:p>
            </text:list-item>
            <text:list-item>
              <text:p text:style-name="P9">Functional user requirements may be <text:span text:style-name="T2">high-level</text:span> statements of what the system should do. </text:p>
            </text:list-item>
            <text:list-item>
              <text:p text:style-name="P9">Functional system requirements should describe the system services in detail.</text:p>
            </text:list-item>
          </text:list>
        </text:list-item>
        <text:list-item>
          <text:p text:style-name="P8">Nonfunctional requirements:</text:p>
          <text:list>
            <text:list-item>
              <text:p text:style-name="P8"><text:span text:style-name="T2">Constraints</text:span> on the services or <text:span text:style-name="T2">functions</text:span> offered by the system such as timing constraints, constraints on the development process, standards, etc. Often apply to the <text:span text:style-name="T2">system as a whole </text:span>rather than individual features or services.</text:p>
            </text:list-item>
            <text:list-item>
              <text:p text:style-name="P10">These define system properties and constraints e.g. reliability, response time and storage requirements.</text:p>
            </text:list-item>
            <text:list-item>
              <text:p text:style-name="P10">Constraints are I/O device capability, system representations, etc.</text:p>
            </text:list-item>
            <text:list-item>
              <text:p text:style-name="P10">Process requirements may also be specified mandating a particular IDE, programming language or development method.</text:p>
            </text:list-item>
            <text:list-item>
              <text:p text:style-name="P10">Non-functional requirements may be more critical than functional requirements. If these are not met, the system <text:span text:style-name="T2">may be useless</text:span>.</text:p>
            </text:list-item>
            <text:list-item>
              <text:p text:style-name="P11">Non-functional requirements may affect the <text:span text:style-name="T2">overall architecture</text:span> of a system rather than the individual components e.g., to ensure that performance requirements are met, you may have to organise the system to minimize communications between components.</text:p>
            </text:list-item>
            <text:list-item>
              <text:p text:style-name="P11">A single non-functional requirement, such as a security requirement, may generate a number of related functional requirements that define required system services.</text:p>
            </text:list-item>
          </text:list>
        </text:list-item>
      </text:list>
      <text:h text:style-name="P25" text:outline-level="3">Non functional requirement classification</text:h>
      <text:list xml:id="list2692228175" text:style-name="L6">
        <text:list-item>
          <text:p text:style-name="P15">Product requirements:</text:p>
          <text:list>
            <text:list-item>
              <text:p text:style-name="P14">Specify that the delivered product must behave in a particular way e.g. execution speed, reliability, etc.</text:p>
            </text:list-item>
          </text:list>
        </text:list-item>
        <text:list-item>
          <text:p text:style-name="P15">Organisational requirements</text:p>
          <text:list>
            <text:list-item>
              <text:p text:style-name="P14">Consequence of organisational policies and procedures e.g. process standards used, implementation requirements, etc</text:p>
            </text:list-item>
          </text:list>
        </text:list-item>
        <text:list-item>
          <text:p text:style-name="P15">External requirements</text:p>
          <text:list>
            <text:list-item>
              <text:p text:style-name="P14"><text:span text:style-name="T10">F</text:span>actors which are external to the system and its development process e.g. interoperability requirements, legislative requirements, etc.</text:p>
            </text:list-item>
          </text:list>
        </text:list-item>
      </text:list>
      <text:h text:style-name="P25" text:outline-level="3"><text:soft-page-break/>Requirements engineering processes</text:h>
      <text:h text:style-name="P22" text:outline-level="3">Requirements elicitation <text:span text:style-name="T11">problems</text:span></text:h>
      <text:list xml:id="list2233348034" text:style-name="L7">
        <text:list-item>
          <text:p text:style-name="P12">Stakeholders don’t know what they really want.</text:p>
        </text:list-item>
        <text:list-item>
          <text:p text:style-name="P12">Stakeholders express requirements in their own terms.</text:p>
        </text:list-item>
        <text:list-item>
          <text:p text:style-name="P12">Different stakeholders may have conflicting requirements.</text:p>
        </text:list-item>
        <text:list-item>
          <text:p text:style-name="P12">Organisational and political factors may influence the system requirements.</text:p>
        </text:list-item>
        <text:list-item>
          <text:p text:style-name="P12">The requirements change during the analysis process.</text:p>
        </text:list-item>
        <text:list-item>
          <text:p text:style-name="P12">New stakeholders may emerge and the business environment may change.</text:p>
        </text:list-item>
      </text:list>
      <text:h text:style-name="P26" text:outline-level="3">Requirements elication process</text:h>
      <text:list xml:id="list751021009" text:style-name="L8">
        <text:list-item>
          <text:p text:style-name="P16">Discovery</text:p>
          <text:list>
            <text:list-item>
              <text:p text:style-name="P16">Interacting with stakeholders to discover their requirements, Domain requirements are also discovered at this stage.</text:p>
            </text:list-item>
          </text:list>
        </text:list-item>
        <text:list-item>
          <text:p text:style-name="P16">Classification and organisation: Groups related requirements and organises them into coherent clusters</text:p>
        </text:list-item>
        <text:list-item>
          <text:p text:style-name="P16">Prioritisation and negotiation: Prioritising requirements and resolving requirements conflicts.</text:p>
        </text:list-item>
        <text:list-item>
          <text:p text:style-name="P17"><text:span text:style-name="T12">Specification: </text:span>Requirements are documented and input into the next round of the spiral.</text:p>
        </text:list-item>
      </text:list>
      <text:h text:style-name="P25" text:outline-level="3">S<text:span text:style-name="T13">tories and scenarios</text:span></text:h>
      <text:p text:style-name="P13">Scenarios and user stories are <text:span text:style-name="T2">real-life examples </text:span>of how a system can be used. Stories and scenarios are a <text:span text:style-name="T2">description</text:span> of how a system may be used for a particular task. Because they are based on a practical situation, stakeholders can relate to them and can comment on their situation with respect to the story</text:p>
      <text:h text:style-name="P22" text:outline-level="3"><text:span text:style-name="T14">Scenarios</text:span></text:h>
      <text:p text:style-name="P18">A structured form of user story that includes</text:p>
      <text:list xml:id="list2989738138" text:style-name="L9">
        <text:list-item>
          <text:p text:style-name="P19"><text:span text:style-name="T14">An optional set of personas</text:span></text:p>
        </text:list-item>
        <text:list-item>
          <text:p text:style-name="P20"><text:span text:style-name="T14">A description of the starting situation, the normal flow of events, what can go wrong</text:span></text:p>
        </text:list-item>
        <text:list-item>
          <text:p text:style-name="P19"><text:span text:style-name="T14">Information about other concurrent activities</text:span></text:p>
        </text:list-item>
        <text:list-item>
          <text:p text:style-name="P19"><text:span text:style-name="T14">A description of the state when the scenario finish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pitch="variable"/>
    <style:font-face style:name="Linux Biolinum O1" svg:font-family="'Linux Biolinum O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Linux Biolinum O1" fo:font-family="'Linux Biolinum O'" style:font-style-name="Bold" style:font-pitch="variable" fo:font-size="101%" fo:font-weight="bold" style:font-size-asian="101%" style:font-weight-asian="bold" style:font-size-complex="101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5:41:27.213001657</meta:creation-date>
    <dc:date>2018-03-18T22:48:50.914597223</dc:date>
    <meta:editing-duration>PT2H16M16S</meta:editing-duration>
    <meta:editing-cycles>36</meta:editing-cycles>
    <meta:generator>LibreOffice/5.4.4.2$Linux_X86_64 LibreOffice_project/40m0$Build-2</meta:generator>
    <meta:document-statistic meta:table-count="0" meta:image-count="0" meta:object-count="0" meta:page-count="3" meta:paragraph-count="65" meta:word-count="848" meta:character-count="5585" meta:non-whitespace-character-count="4851"/>
  </office:meta>
</office:document-meta>
</file>